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P22" style:family="paragraph" style:parent-style-name="Title">
      <style:text-properties officeooo:paragraph-rsid="013018fa"/>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T18" style:family="text">
      <style:text-properties fo:font-size="16pt" style:font-size-asian="16pt" style:font-size-complex="16pt"/>
    </style:style>
    <style:style style:name="T19" style:family="text">
      <style:text-properties fo:color="#c5000b" fo:font-size="18pt" officeooo:rsid="01431407" style:font-size-asian="18pt" style:font-size-complex="18pt"/>
    </style:style>
    <style:style style:name="T20" style:family="text">
      <style:text-properties fo:color="#c5000b" fo:font-size="18pt" officeooo:rsid="013018fa"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Obraz3" text:anchor-type="paragraph" svg:x="14.942cm" svg:y="-0.482cm" svg:width="2cm" svg:height="2cm" draw:z-index="0"><draw:image xlink:href="../../logos/chameleon.svg" xlink:type="simple" xlink:show="embed" xlink:actuate="onLoad"/><draw:image xlink:href="Pictures/1000020100000022000000223083BB64.png" xlink:type="simple" xlink:show="embed" xlink:actuate="onLoad"/></draw:frame><text:span text:style-name="T5">Cameleonica</text:span><text:line-break/><text:span text:style-name="T18">safe cryptographic steganographic advanced filesystem<text:line-break/></text:span><text:span text:style-name="T20">Mission Statement</text:span></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7">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al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7"><draw:frame draw:style-name="fr2" draw:name="Obraz2" text:anchor-type="paragraph" svg:width="13.965cm" svg:height="13.51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6"/>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01T20:24:54.585333578">2015-05-01</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8</meta:editing-cycles>
    <meta:generator>LibreOffice/4.2.8.2$Linux_X86_64 LibreOffice_project/420m0$Build-2</meta:generator>
    <dc:date>2015-05-01T20:24:54.358336999</dc:date>
    <meta:document-statistic meta:table-count="0" meta:image-count="3" meta:object-count="0" meta:page-count="6" meta:paragraph-count="23" meta:word-count="2237" meta:character-count="14278" meta:non-whitespace-character-count="12048"/>
  </office:meta>
</office:document-meta>
</file>